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ans" svg:font-family="OpenSans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fo:color="#333333" style:text-line-through-style="none" style:text-line-through-type="none" style:font-name="OpenSans" fo:font-size="10.5pt" fo:letter-spacing="normal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333333" style:font-name="OpenSans" fo:font-size="10.5pt" fo:letter-spacing="normal" fo:font-style="normal" fo:font-weight="normal"/>
    </style:style>
    <style:style style:name="T3" style:family="text">
      <style:text-properties fo:font-variant="normal" fo:text-transform="none" fo:color="#2775d1" style:font-name="OpenSans" fo:font-size="10.5pt" fo:letter-spacing="normal" fo:font-style="normal" style:text-underline-style="solid" style:text-underline-width="auto" style:text-underline-color="font-color" fo:font-weight="normal"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Olá,</text:span><text:span text:style-name="T2"> </text:span><text:span text:style-name="T1">bem vindo ao curso de Orientação a Objetos com Java, eu sou Clovis Fernandes.</text:span><text:span text:style-name="T2"> </text:span><text:span text:style-name="T1">Vamos dar continuidade ao que vínhamos falando sobre responsabilidade pública e</text:span><text:span text:style-name="T2"> </text:span><text:span text:style-name="T1">privada.</text:span><text:span text:style-name="T2"> </text:span><text:span text:style-name="T1">Nesta parte 2 você vai poder ver caracterizado o conceito de</text:span><text:span text:style-name="T2"> </text:span><text:span text:style-name="T1">responsabilidade privada e também vamos concluir falando de contrato.</text:span><text:span text:style-name="T2"> </text:span><text:span text:style-name="T1">E o que vem a ser responsabilidade privada?</text:span><text:span text:style-name="T2"> </text:span><text:span text:style-name="T1">Responsabilidade pública a gente já viu.</text:span><text:span text:style-name="T2"> </text:span><text:span text:style-name="T1">Toda a responsabilidade que é colaboradora de uma classe servidora que é</text:span><text:span text:style-name="T2"> </text:span><text:span text:style-name="T1">a colaboradora de outra classe ela é uma responsabilidade pública.</text:span><text:span text:style-name="T2"> </text:span><text:span text:style-name="T1">Agora definir se uma responsabilidade que não seja pública é privada,</text:span><text:span text:style-name="T2"> </text:span><text:span text:style-name="T1">nós precisamos tomar certo cuidado e é isso que nós vamos mostrar aqui.</text:span><text:span text:style-name="T2"> </text:span><text:span text:style-name="T1">Eventualmente a responsabilidade que não seja, pode existir uma responsabilidade</text:span><text:span text:style-name="T2"> </text:span><text:span text:style-name="T1">que não seja nem pública nem privada e aí ela deve ser retirada da nossa classe.</text:span><text:span text:style-name="T2"> </text:span><text:span text:style-name="T1">Então respondendo à pergunta "O que é uma responsabilidade privada?"</text:span><text:span text:style-name="T2"> </text:span><text:span text:style-name="T1">Responsabilidade privada faz parte do funcionamento interno da classe,</text:span><text:span text:style-name="T2"> </text:span><text:span text:style-name="T1">ela não vai ser colaboradora de nenhuma classe externa.</text:span><text:span text:style-name="T2"> </text:span><text:span text:style-name="T1">No diagrama UML a gente representa através do sinal de menos.</text:span><text:span text:style-name="T2"> </text:span><text:span text:style-name="T1">Vocês lembram que na pública era mais, agora é menos.</text:span><text:span text:style-name="T2"> </text:span><text:span text:style-name="T1">Na linguagem Java a gente usa a palavra reservada private,</text:span><text:span text:style-name="T2"> </text:span><text:span text:style-name="T1">é dessa forma que ela vai ficar conhecida.</text:span><text:span text:style-name="T2"> </text:span><text:span text:style-name="T1">Vamos avançar mais.</text:span><text:span text:style-name="T2"> </text:span><text:span text:style-name="T1">Uma coisa que tem que ficar bem clara desde o início é que uma responsabilidade</text:span><text:span text:style-name="T2"> </text:span><text:span text:style-name="T1">privada ela não pode ser colaboradora de outras classes,</text:span><text:span text:style-name="T2"> </text:span><text:span text:style-name="T1">inclusive nem de instâncias da própria classe.</text:span><text:span text:style-name="T2"> </text:span><text:span text:style-name="T1">Eu vou exemplificar: voltamos à nossa classe Livro,</text:span><text:span text:style-name="T2"> </text:span><text:span text:style-name="T1">nós temos duas responsabilidades públicas, o anexaUsuario e o desanexaUsuario,</text:span><text:span text:style-name="T2"> </text:span><text:span text:style-name="T1">eu estou acrescentando aí uma responsabilidade privada exemplo, que eu</text:span><text:span text:style-name="T2"> </text:span><text:span text:style-name="T1">estou chamando de método privado, então ele está lá representado nesse diagrama,</text:span><text:span text:style-name="T2"> </text:span><text:span text:style-name="T1">nessa representação de classe UML com o sinal menos.</text:span><text:span text:style-name="T2"> </text:span><text:span text:style-name="T1">Eu estou exemplificando também, dentro da lógica do método anexaUsuario,</text:span><text:span text:style-name="T2"> </text:span><text:span text:style-name="T1">eu estou fazendo uso do método privado, fazendo uso do método privado.</text:span><text:span text:style-name="T2"> </text:span><text:span text:style-name="T1">Então vocês vejam que consta dentro da lógica do anexaUsuario,</text:span><text:span text:style-name="T2"> </text:span><text:span text:style-name="T1">eu posso falar this.metodoPrivado.</text:span><text:span text:style-name="T2"> </text:span><text:span text:style-name="T1">O this está representando o que é naquela instância de Livro,</text:span><text:span text:style-name="T2"> </text:span><text:span text:style-name="T1">não de outra é daquela instância de livro.</text:span><text:span text:style-name="T2"> </text:span><text:span text:style-name="T1">Vamos ampliar pouco mais o escopo agora, só para exemplificar.</text:span><text:span text:style-name="T2"> </text:span><text:span text:style-name="T1">Então eu tenho a classe Biblioteca,</text:span><text:span text:style-name="T2"> </text:span><text:span text:style-name="T1">vocês lembram que ela não estava associada à classe Livro, ela dependia de Livro.</text:span><text:span text:style-name="T2"> </text:span><text:span text:style-name="T1">Então a classe Biblioteca eu posso mandar uma mensagem para,</text:span><text:span text:style-name="T2"> </text:span><text:span text:style-name="T1">o objeto da classe Biblioteca pode mandar uma mensagem para objeto Livro01</text:span><text:span text:style-name="T2"> </text:span><text:span text:style-name="T1">que é da classe Livro, eu estou aqui aproveitando para exemplificar antes</text:span><text:span text:style-name="T2"> </text:span><text:span text:style-name="T1">a gente falou do diagrama de classes aqui já é diagrama de objetos, a gente chama de</text:span><text:span text:style-name="T2"> </text:span><text:span text:style-name="T1">diagrama de colaboração ou de comunicação, que eu exemplifico os objetos.</text:span><text:span text:style-name="T2"> </text:span><text:span text:style-name="T1">Então eu tenho objeto Biblioteca, vai logo depois do nome, de dois pontos,</text:span><text:span text:style-name="T2"> </text:span><text:span text:style-name="T1">eu estou querendo dizer que pouco me importa aí qual é o nome desse objeto</text:span><text:span text:style-name="T2"> </text:span><text:span text:style-name="T1">Biblioteca, e tenho o objeto Livro01 e objeto Livro02.</text:span><text:span text:style-name="T2"> </text:span><text:span text:style-name="T1">Então o objeto Biblioteca envia uma mensagem para o Livro01,</text:span><text:span text:style-name="T2"> </text:span><text:span text:style-name="T1">o anexaUsuario, que ele passa qual é o usuário que o Livro01 tem que anexar.</text:span><text:span text:style-name="T2"> </text:span><text:span text:style-name="T1">Nessa mensagem, Livro01 o método que vai tratar</text:span><text:span text:style-name="T2"> </text:span><text:span text:style-name="T1">disso é o anexaUsuario e lá dentro dele ele vai poder usar o</text:span><text:span text:style-name="T2"> </text:span><text:span text:style-name="T1">método privado, agora o objeto Biblioteca se quiser mandar,</text:span><text:span text:style-name="T2"> </text:span><text:span text:style-name="T1">se quiser enviar a mensagem método privado direto por</text:span><text:span text:style-name="T2"> </text:span><text:span text:style-name="T1">exemplo para o objeto Livro02, isso já não é possível,</text:span><text:span text:style-name="T2"> </text:span><text:span text:style-name="T1">por isso que tem X cortando essa tentativa de envio de mensagem,</text:span><text:span text:style-name="T2"> </text:span><text:span text:style-name="T1">ele não pode se comunicar mandando uma mensagem para método privado.</text:span><text:span text:style-name="T2"> </text:span><text:span text:style-name="T1">Inclusive o próprio objeto Livro01, que internamente ele pode usar o</text:span><text:span text:style-name="T2"> </text:span><text:span text:style-name="T1">método privado, se ele quiser enviar método privado,</text:span><text:span text:style-name="T2"> </text:span><text:span text:style-name="T1">uma mensagem com o método privado para o Livro02 que é</text:span><text:span text:style-name="T2"> </text:span><text:span text:style-name="T1">objeto da classe Livro portanto ele é diferente do Livro01,</text:span><text:span text:style-name="T2"> </text:span><text:span text:style-name="T1">ele tem vida própria, se ele quiser enviar ele também não pode enviar.</text:span><text:span text:style-name="T2"> </text:span><text:span text:style-name="T1">Porquê?</text:span><text:span text:style-name="T2"> </text:span><text:span text:style-name="T1">É método privado, só posso usar internamente dentro de cada objeto,</text:span><text:span text:style-name="T2"> </text:span><text:span text:style-name="T1">então ele não pode fazer isso.</text:span><text:span text:style-name="T2"> </text:span><text:span text:style-name="T1">Outra coisa importante de recordar é que o método privado não pode</text:span><text:span text:style-name="T2"> </text:span><text:span text:style-name="T1">colaborar com instâncias de subclasse, ou seja, que significa isso?</text:span><text:span text:style-name="T2"> </text:span><text:span text:style-name="T1">Significa que método privado não é herdado, ele não é visível por subclasses,</text:span><text:span text:style-name="T2"> </text:span><text:span text:style-name="T1">então ele não é herdado, isso é uma coisa que tem que ficar bem claro também.</text:span><text:span text:style-name="T2"> </text:span><text:span text:style-name="T1">Então exemplificar essa situação: eu estou mostrando para vocês uma</text:span><text:span text:style-name="T2"> </text:span><text:span text:style-name="T1">especialização da classe Livro, que é o LivroInfantil,</text:span><text:span text:style-name="T2"> </text:span><text:span text:style-name="T1">que no método público, método Infantil para exemplificar,</text:span><text:span text:style-name="T2"> </text:span><text:span text:style-name="T1">a lógica desse método está tentando usar o método privado da superclasse,</text:span><text:span text:style-name="T2"> </text:span><text:span text:style-name="T1">da classe LivroInfantil que é a classe Livro.</text:span><text:span text:style-name="T2"> </text:span><text:span text:style-name="T1">Isso não é possível fazer, porquê?</text:span><text:span text:style-name="T2"> </text:span><text:span text:style-name="T1">Porque o método privado da classe Livro, ele é privado com</text:span><text:span text:style-name="T2"> </text:span><text:span text:style-name="T1">isso ele não é herdado pela classe LivroInfantil, você não pode fazer isso.</text:span><text:span text:style-name="T2"> </text:span><text:span text:style-name="T1">Concluindo, o método privado ele é colaboração exclusiva</text:span><text:span text:style-name="T2"> </text:span><text:span text:style-name="T1">de responsabilidade privada ou pública de instância da própria classe, nós</text:span><text:span text:style-name="T2"> </text:span><text:span text:style-name="T1">vimos que não dá para fazer com instância de outra classe, da mesma classe,</text:span><text:span text:style-name="T2"> </text:span><text:span text:style-name="T1">uma outra instância da mesma classe, essa restrição tem que ser seguida.</text:span><text:span text:style-name="T2"> </text:span><text:span text:style-name="T1">Bom, a gente tem responsabilidade pública e a gente tem responsabilidade privada,</text:span><text:span text:style-name="T2"> </text:span><text:span text:style-name="T1">de alguma maneira a responsabilidade privada,</text:span><text:span text:style-name="T2"> </text:span><text:span text:style-name="T1">ela tem que ser colaboração direta ou indiretamente de</text:span><text:span text:style-name="T2"> </text:span><text:span text:style-name="T1">responsabilidades públicas da classe.</text:span><text:span text:style-name="T2"> </text:span><text:span text:style-name="T1">Se ela não for não faz sentido existir, ela tem que ser removida da nossa classe.</text:span><text:span text:style-name="T2"> </text:span><text:span text:style-name="T1">No nosso exemplo aqui, vamos supor o método privado</text:span><text:span text:style-name="T2"> </text:span><text:span text:style-name="T1">não seja mais necessário por uma mudança qualquer de lógica do anexaUsuario,</text:span><text:span text:style-name="T2"> </text:span><text:span text:style-name="T1">então eu não estou usando mais anexaUsuario.</text:span><text:span text:style-name="T2"> </text:span><text:span text:style-name="T1">Suponha também que nenhum outro método público,</text:span><text:span text:style-name="T2"> </text:span><text:span text:style-name="T1">como no caso o desanexaUsuario, também não faça uso desse método privado.</text:span><text:span text:style-name="T2"> </text:span><text:span text:style-name="T1">O que vai acontecer então?</text:span><text:span text:style-name="T2"> </text:span><text:span text:style-name="T1">O método privado ele deve ser eliminado,</text:span><text:span text:style-name="T2"> </text:span><text:span text:style-name="T1">removido da classe Livro.</text:span><text:span text:style-name="T2"> </text:span><text:span text:style-name="T1">Porquê?</text:span><text:span text:style-name="T2"> </text:span><text:span text:style-name="T1">Ele não é usado, ele não é colaboração interna da classe Livro nem para</text:span><text:span text:style-name="T2"> </text:span><text:span text:style-name="T1">o anexaUsuario, nem para o desanexaUsuario e nem </text:span><text:soft-page-break/><text:span text:style-name="T1">para nenhum outro método público.</text:span><text:span text:style-name="T2"> </text:span><text:span text:style-name="T1">Então nem interessa se ele fosse usado como</text:span><text:span text:style-name="T2"> </text:span><text:span text:style-name="T1">colaboração de algum outro método privado, não interessa.</text:span><text:span text:style-name="T2"> </text:span><text:span text:style-name="T1">Não está colaborando com nenhum responsabilidade ou método público,</text:span><text:span text:style-name="T2"> </text:span><text:span text:style-name="T1">então ele deve ser removido.</text:span><text:span text:style-name="T2"> </text:span><text:span text:style-name="T1">Dado que nós já definimos o que é responsabilidade pública e o que é que é</text:span><text:span text:style-name="T2"> </text:span><text:span text:style-name="T1">responsabilidade privada, nós podemos então definir o que é que é o contrato.</text:span><text:span text:style-name="T2"> </text:span><text:span text:style-name="T1">O contrato é conjunto de serviços, de comportamentos, que uma</text:span><text:span text:style-name="T2"> </text:span><text:span text:style-name="T1">classe oferece para colaborar com outras classes e com a própria classe inclusive.</text:span><text:span text:style-name="T2"> </text:span><text:span text:style-name="T1">Com isso, esse contrato ele pode ser usado por outras</text:span><text:span text:style-name="T2"> </text:span><text:span text:style-name="T1">classes para colaborar com responsabilidades dessas outras classes.</text:span><text:span text:style-name="T2"> </text:span><text:span text:style-name="T1">O que é que vai fazer parte desse contrato?</text:span><text:span text:style-name="T2"> </text:span><text:span text:style-name="T1">Todas as responsabilidades públicas, simplesmente isso,</text:span><text:span text:style-name="T2"> </text:span><text:span text:style-name="T1">o contrato vai consistir de todas as responsabilidades públicas.</text:span><text:span text:style-name="T2"> </text:span><text:span text:style-name="T1">Normalmente a gente chama o contrato também de protocolo,</text:span><text:span text:style-name="T2"> </text:span><text:span text:style-name="T1">de interface padrão, de interface da classe,</text:span><text:span text:style-name="T2"> </text:span><text:span text:style-name="T1">interface externa, então todos esses nomes correspondem a esse contrato,</text:span><text:span text:style-name="T2"> </text:span><text:span text:style-name="T1">que no fundo está querendo dizer o seguinte: "Olha esse é o conjunto de</text:span><text:span text:style-name="T2"> </text:span><text:span text:style-name="T1">métodos públicos que estão disponíveis para</text:span><text:span text:style-name="T2"> </text:span><text:span text:style-name="T3">uso por qualquer classe que esteja necessitando dessa colaboração." Com isso</text:span><text:span text:style-name="T2"> </text:span><text:span text:style-name="T1">concluímos os aspectos relativos à colaboração responsabilidade pública,</text:span><text:span text:style-name="T2"> </text:span><text:span text:style-name="T1">responsabilidade privada e contrato.</text:span><text:span text:style-name="T2"> </text:span><text:span text:style-name="T1">Ou seja você agora é capaz de caracterizar e entender</text:span><text:span text:style-name="T2"> </text:span><text:span text:style-name="T1">todos esses conceitos e saber quando usá-los de maneira adequada.</text:span><text:span text:style-name="T2"> </text:span><text:span text:style-name="T3">Obrigado!</text:span><text:span text:style-name="T2"> 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ans" svg:font-family="OpenSans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6S</meta:editing-duration>
    <meta:editing-cycles>3</meta:editing-cycles>
    <meta:generator>LibreOffice/5.1.6.2$Windows_x86 LibreOffice_project/07ac168c60a517dba0f0d7bc7540f5afa45f0909</meta:generator>
    <dc:date>2017-01-20T08:14:38.247000000</dc:date>
    <meta:document-statistic meta:table-count="0" meta:image-count="0" meta:object-count="0" meta:page-count="2" meta:paragraph-count="1" meta:word-count="1159" meta:character-count="7146" meta:non-whitespace-character-count="5986"/>
    <meta:user-defined meta:name="Info 1"/>
    <meta:user-defined meta:name="Info 2"/>
    <meta:user-defined meta:name="Info 3"/>
    <meta:user-defined meta:name="Info 4"/>
  </office:meta>
</office:document-meta>
</file>